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2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table:formula="of:=TODAY()" office:value-type="string">
            <text:p>2/25/2016</text:p>
          </table:table-cell>
          <table:table-cell table:style-name="ce22" office:value-type="string">
            <text:p>salle =</text:p>
          </table:table-cell>
          <table:table-cell table:style-name="ce23" office:value-type="string">
            <text:p>st34</text:p>
          </table:table-cell>
        </table:table-row>
        <table:table-row table:number-rows-repeated="1" table:style-name="ro1"/>
        <table:table-row table:style-name="ro2">
          <table:table-cell table:style-name="ce23" office:value-type="string">
            <text:p>#</text:p>
          </table:table-cell>
          <table:table-cell table:style-name="ce23" office:value-type="string">
            <text:p>f (Hz)</text:p>
          </table:table-cell>
          <table:table-cell table:style-name="ce23" office:value-type="string">
            <text:p>x (mm)</text:p>
          </table:table-cell>
          <table:table-cell table:style-name="ce23" office:value-type="string">
            <text:p>y (mm)</text:p>
          </table:table-cell>
          <table:table-cell table:style-name="ce23" office:value-type="string">
            <text:p>durée (3s)</text:p>
          </table:table-cell>
          <table:table-cell table:style-name="ce23" office:value-type="string">
            <text:p>phi (ms)</text:p>
          </table:table-cell>
          <table:table-cell table:style-name="ce23" office:value-type="string">
            <text:p>phi (mm)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5" table:formula="of:=0.34*[.F4]*1000" office:value-type="string">
            <text:p>340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5" table:formula="of:=0.34*[.F5]*1000" office:value-type="string">
            <text:p>680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5" table:formula="of:=0.34*[.F6]*1000" office:value-type="string">
            <text:p>340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5" table:formula="of:=0.34*[.F7]*1000" office:value-type="string">
            <text:p>340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5" table:formula="of:=0.34*[.F8]*1000" office:value-type="string">
            <text:p>680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5" table:formula="of:=0.34*[.F9]*1000" office:value-type="string">
            <text:p>340</text:p>
          </table:table-cell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5" table:formula="of:=0.34*[.F10]*1000" office:value-type="string">
            <text:p>340</text:p>
          </table:table-cell>
        </table:table-row>
        <table:table-row table:style-name="ro2">
          <table:table-cell table:style-name="ce24" office:value-type="float" office:value="8">
            <text:p>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5" table:formula="of:=0.34*[.F11]*1000" office:value-type="string">
            <text:p>340</text:p>
          </table:table-cell>
        </table:table-row>
        <table:table-row table:style-name="ro2">
          <table:table-cell table:style-name="ce24" office:value-type="float" office:value="9">
            <text:p>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5" table:formula="of:=0.34*[.F12]*1000" office:value-type="string">
            <text:p>680</text:p>
          </table:table-cell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5" table:formula="of:=0.34*[.F13]*1000" office:value-type="string">
            <text:p>6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